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&amp;_END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HIEVO:boss3help&amp;_ALIGNGOOD:1&amp;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SHIFTY:5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SHIFTY:4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SHIFTY:5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SHIFTY:4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ALIGNGOOD:1.5&amp;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ALIGNGOOD:-1.5&amp;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CHIEVO:abuelita&amp;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CHIEVO:abuelita&amp;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CHIEVO:stonehenge&amp;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CHIEVO:stonehenge&amp;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_TEXT:enterHQ4&amp;_END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_COMPLETEQUEST:talkedToReceptionist&amp;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SHIFTY:0&amp;beckettBack_SETDIR:1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SETDIR:0&amp;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SETDIR:1&amp;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SETDIR:2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SETDIR:1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SETDIR:2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SETDIR:1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SETDIR:2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SETDIR:0&amp;beckettBack_SHIFTY:2&amp;_HISPEED&amp;beckettBack_MOVE:y10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5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SETDIR:1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SETDIR:2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SETDIR:1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SETDIR:3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SETDIR:2&amp;endNath_SHIFTY:0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STATE:[4,4,1,12,false]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SHIFTY:5&amp;table_ANIMSTATE:[0,8,8,36,true]&amp;_HIHISPEED&amp;table_MOVE:y0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SETDIR:1&amp;endNath_ANIMSTATE:[3,6,2,6,true]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SETDIR:1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SETDIR:0&amp;btn_ANIMSTATE:[5,0,1,12,false]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SETDIR:1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7},{"q":"player.techAxis &lt;= 0 &amp;&amp; player.ethicsAxis &lt; 0","v":4},{"q":"true","v":10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BLACKTEXT: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TEXT:naturalGood(1-6)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BLACKTEXT:naturalBad0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TEXT:naturalBad(1-6)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BLACKTEXT: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TEXT:industrialGood(1-6)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TEXT:industrialBad(1-6)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1/23/2018</text:date>, <text:time>23:2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23T23:28:37.99</dc:date>
    <dc:creator>Seab Dinch</dc:creator>
    <meta:editing-duration>P22DT15H16M2S</meta:editing-duration>
    <meta:editing-cycles>607</meta:editing-cycles>
    <meta:generator>OpenOffice/4.1.2$Win32 OpenOffice.org_project/412m3$Build-9782</meta:generator>
    <meta:document-statistic meta:table-count="3" meta:cell-count="1458" meta:object-count="0"/>
  </office:meta>
</office:document-meta>
</file>